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fo:font-weight="bold" officeooo:rsid="000ae2eb" officeooo:paragraph-rsid="000ae2e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b0c23" officeooo:paragraph-rsid="000c6c04" style:font-weight-asian="bold" style:font-weight-complex="bold"/>
    </style:style>
    <style:style style:name="P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accc5" officeooo:paragraph-rsid="000c6c04" style:font-weight-asian="bold" style:font-weight-complex="bold"/>
    </style:style>
    <style:style style:name="P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paragraph-rsid="000c6c04" style:font-weight-asian="bold" style:font-weight-complex="bold"/>
    </style:style>
    <style:style style:name="P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d60d3" officeooo:paragraph-rsid="000d60d3" style:font-weight-asian="bold" style:font-weight-complex="bold"/>
    </style:style>
    <style:style style:name="P10" style:family="paragraph" style:parent-style-name="Standard">
      <style:text-properties style:font-name="Trebuchet MS"/>
    </style:style>
    <style:style style:name="P11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b0c23" officeooo:paragraph-rsid="000c6c04" style:font-weight-asian="normal" style:font-weight-complex="normal"/>
    </style:style>
    <style:style style:name="P1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accc5" officeooo:paragraph-rsid="000c6c04" style:font-weight-asian="normal" style:font-weight-complex="normal"/>
    </style:style>
    <style:style style:name="P1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officeooo:paragraph-rsid="000c6c04"/>
    </style:style>
    <style:style style:name="P14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accc5" officeooo:paragraph-rsid="000c6c0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0d60d3" officeooo:paragraph-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0d60d3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5f523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51b57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7227f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b0c23" officeooo:paragraph-rsid="000c6c04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1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0d60d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51b57" officeooo:paragraph-rsid="0015ff7c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04177" officeooo:paragraph-rsid="0015ff7c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4" style:family="paragraph" style:parent-style-name="Text_20_body">
      <style:paragraph-properties fo:margin-top="0.39cm" fo:margin-bottom="0cm" style:contextual-spacing="false" fo:line-height="121%"/>
      <style:text-properties style:font-name="Trebuchet MS" fo:font-size="12pt" fo:language="es" fo:country="ES" fo:font-weight="bold" officeooo:rsid="0015ff7c" officeooo:paragraph-rsid="0015ff7c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5" style:family="paragraph" style:parent-style-name="Text_20_body">
      <style:paragraph-properties fo:margin-top="0.39cm" fo:margin-bottom="0cm" style:contextual-spacing="false" fo:line-height="121%"/>
      <style:text-properties fo:font-weight="bold" officeooo:paragraph-rsid="0015ff7c" style:font-weight-asian="bold" style:font-weight-complex="bold"/>
    </style:style>
    <style:style style:name="P26" style:family="paragraph" style:parent-style-name="Text_20_body">
      <style:paragraph-properties fo:margin-top="0.39cm" fo:margin-bottom="0cm" style:contextual-spacing="false" fo:line-height="121%"/>
      <style:text-properties officeooo:paragraph-rsid="0015ff7c"/>
    </style:style>
    <style:style style:name="P27" style:family="paragraph" style:parent-style-name="Heading_20_3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c513e" officeooo:paragraph-rsid="001c513e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8" style:family="paragraph" style:parent-style-name="Text_20_body" style:list-style-name="L1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5f523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9" style:family="paragraph" style:parent-style-name="Text_20_body" style:list-style-name="L1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60b7e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0" style:family="paragraph" style:parent-style-name="Text_20_body" style:list-style-name="L2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60b7e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1" style:family="paragraph" style:parent-style-name="Text_20_body" style:list-style-name="L3">
      <style:text-properties style:font-name="Trebuchet MS" fo:font-size="12pt" fo:language="es" fo:country="ES" fo:font-weight="normal" officeooo:rsid="0017227f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0d60d3" officeooo:paragraph-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b1e22" officeooo:paragraph-rsid="001b1e22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4" style:family="paragraph" style:parent-style-name="Text_20_body">
      <style:paragraph-properties fo:margin-top="0.39cm" fo:margin-bottom="0.499cm" style:contextual-spacing="false"/>
      <style:text-properties style:font-name="Trebuchet MS" fo:font-size="12pt" fo:language="es" fo:country="ES" fo:font-weight="normal" officeooo:rsid="001b1e22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5" style:family="paragraph" style:parent-style-name="Text_20_body" style:list-style-name="L1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bc2d4" officeooo:paragraph-rsid="001bc2d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6" style:family="paragraph" style:parent-style-name="Text_20_body" style:list-style-name="L3">
      <style:text-properties style:font-name="Trebuchet MS" fo:font-size="12pt" fo:language="es" fo:country="ES" officeooo:rsid="0017227f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P3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b1e22" officeooo:paragraph-rsid="001b1e22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3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1b1e22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3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c513e" officeooo:paragraph-rsid="001c513e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40" style:family="paragraph" style:parent-style-name="Text_20_body">
      <style:paragraph-properties fo:margin-left="0cm" fo:margin-right="0.173cm" fo:margin-top="0.39cm" fo:margin-bottom="0cm" style:contextual-spacing="false" fo:line-height="121%" fo:text-align="center" style:justify-single-word="false" fo:text-indent="0cm" style:auto-text-indent="false"/>
      <style:text-properties style:font-name="Trebuchet MS" fo:font-size="12pt" fo:language="es" fo:country="ES" style:text-underline-style="solid" style:text-underline-width="auto" style:text-underline-color="font-color" fo:font-weight="normal" officeooo:rsid="001b1e22" officeooo:paragraph-rsid="000c6c0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41" style:family="paragraph" style:parent-style-name="Text_20_body" style:list-style-name="L5"/>
    <style:style style:name="P42" style:family="paragraph" style:parent-style-name="Text_20_body" style:list-style-name="L5">
      <style:paragraph-properties fo:margin-top="0cm" fo:margin-bottom="0cm" style:contextual-spacing="false"/>
    </style:style>
    <style:style style:name="P43" style:family="paragraph" style:parent-style-name="Text_20_body" style:list-style-name="L5">
      <style:text-properties officeooo:paragraph-rsid="001b1e22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paragraph-properties fo:margin-top="0.39cm" fo:margin-bottom="0.499cm" style:contextual-spacing="false"/>
    </style:style>
    <style:style style:name="P46" style:family="paragraph" style:parent-style-name="Text_20_body" style:list-style-name="L7"/>
    <style:style style:name="P47" style:family="paragraph" style:parent-style-name="Text_20_body" style:list-style-name="L7">
      <style:paragraph-properties fo:margin-top="0.39cm" fo:margin-bottom="0.499cm" style:contextual-spacing="false"/>
    </style:style>
    <style:style style:name="P48" style:family="paragraph" style:parent-style-name="Text_20_body" style:list-style-name="L8">
      <style:paragraph-properties fo:margin-top="0.39cm" fo:margin-bottom="0.499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c04" style:font-weight-asian="normal" style:font-weight-complex="normal"/>
    </style:style>
    <style:style style:name="T3" style:family="text">
      <style:text-properties fo:font-weight="normal" officeooo:rsid="001b1e2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6c04" style:font-weight-asian="bold" style:font-weight-complex="bold"/>
    </style:style>
    <style:style style:name="T6" style:family="text">
      <style:text-properties fo:font-weight="bold" officeooo:rsid="001b1e22" style:font-weight-asian="bold" style:font-weight-complex="bold"/>
    </style:style>
    <style:style style:name="T7" style:family="text">
      <style:text-properties fo:font-size="12pt" fo:language="es" fo:country="ES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8" style:family="text">
      <style:text-properties fo:font-size="12pt" fo:language="es" fo:country="ES" officeooo:rsid="001b0c2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9" style:family="text">
      <style:text-properties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10" style:family="text">
      <style:text-properties fo:font-size="12pt" fo:language="es" fo:country="ES" fo:font-weight="normal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1" style:family="text">
      <style:text-properties fo:font-size="12pt" fo:language="es" fo:country="ES" fo:font-weight="normal" officeooo: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2" style:family="text">
      <style:text-properties officeooo:rsid="00160b7e"/>
    </style:style>
    <style:style style:name="T13" style:family="text">
      <style:text-properties style:font-name="Trebuchet MS" fo:font-size="12pt" fo:language="es" fo:country="ES" fo:font-weight="normal" officeooo:rsid="00151b57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4" style:family="text">
      <style:text-properties style:font-name="Trebuchet MS" fo:font-size="12pt" fo:language="es" fo:country="ES" fo:font-weight="normal" officeooo:rsid="0017227f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5" style:family="text">
      <style:text-properties style:font-name="Trebuchet MS" fo:font-size="12pt" fo:language="es" fo:country="ES" fo:font-weight="normal" officeooo:rsid="0018e6ed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6" style:family="text">
      <style:text-properties style:font-name="Trebuchet MS" fo:font-size="12pt" fo:language="es" fo:country="ES" fo:font-weight="normal" officeooo:rsid="001b1e22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7" style:family="text">
      <style:text-properties style:font-name="Trebuchet MS" fo:font-size="12pt" fo:language="es" fo:country="ES" fo:font-weight="bold" officeooo:rsid="0014f3f2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8" style:family="text">
      <style:text-properties style:font-name="Trebuchet MS" fo:font-size="12pt" fo:language="es" fo:country="ES" fo:font-weight="bold" officeooo:rsid="00160b7e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9" style:family="text">
      <style:text-properties style:font-name="Trebuchet MS" fo:font-size="12pt" fo:language="es" fo:country="ES" fo:font-weight="bold" officeooo:rsid="0015f52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20" style:family="text">
      <style:text-properties style:font-name="Trebuchet MS" fo:font-size="12pt" fo:language="es" fo:country="ES" fo:font-weight="bold" officeooo:rsid="00151b57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21" style:family="text">
      <style:text-properties style:font-name="Trebuchet MS" fo:font-size="12pt" fo:language="es" fo:country="ES" fo:font-weight="bold" officeooo:rsid="0017227f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22" style:family="text">
      <style:text-properties style:font-name="Trebuchet MS" fo:font-size="12pt" fo:language="es" fo:country="ES" fo:font-weight="bold" officeooo:rsid="001b1e22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23" style:family="text">
      <style:text-properties style:font-name="Trebuchet MS" fo:font-size="12pt" fo:language="es" fo:country="ES" officeooo:rsid="0017227f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4" style:family="text">
      <style:text-properties style:font-name="Trebuchet MS"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5" style:family="text">
      <style:text-properties style:font-name="Trebuchet MS" fo:font-size="12pt" fo:language="es" fo:country="ES" officeooo:rsid="00151b57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6" style:family="text">
      <style:text-properties style:font-name="Trebuchet MS" fo:font-size="12pt" fo:language="es" fo:country="ES" officeooo:rsid="001b1e22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7" style:family="text">
      <style:text-properties officeooo:rsid="0018e6ed"/>
    </style:style>
    <style:style style:name="T28" style:family="text">
      <style:text-properties officeooo:rsid="001b158c"/>
    </style:style>
    <style:style style:name="T29" style:family="text">
      <style:text-properties officeooo:rsid="001b1e22"/>
    </style:style>
    <style:style style:name="T30" style:family="text">
      <style:text-properties officeooo:rsid="001bc2d4"/>
    </style:style>
    <style:style style:name="T3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utio Programmers </text:p>
      <text:p text:style-name="P2">Integrantes: </text:p>
      <text:p text:style-name="P10">Brayan David Vera Mesa </text:p>
      <text:p text:style-name="P10">Daniel Orlando Rodriguez Ramirez </text:p>
      <text:p text:style-name="P10">Laia Vianey Carrillo Estupiñan </text:p>
      <text:p text:style-name="P10">Ytzhak Dawidh Carvajal Contreras </text:p>
      <text:p text:style-name="P10"><text:s/></text:p>
      <text:p text:style-name="P2">2. Lluvia de Ideas. </text:p>
      <text:p text:style-name="P10"><text:s/></text:p>
      <text:p text:style-name="P10"><text:span text:style-name="T4">Daniel:</text:span> Un sitio web que se encargue de buscar donaciones para diferentes </text:p>
      <text:p text:style-name="P10">entidades benéficas, con el fin de apoyar a la comunidad. </text:p>
      <text:p text:style-name="P10"/>
      <text:p text:style-name="P10"><text:span text:style-name="T4">Brayan:</text:span> Crear un sitio web a una fundación de mascotas donde aumente la </text:p>
      <text:p text:style-name="P10">visibilidad y sirva como publicidad tanto para la fundación como para las mascotas, <text:s/>con el fin de que puedan ser adoptados. </text:p>
      <text:p text:style-name="P10"/>
      <text:p text:style-name="P10"><text:span text:style-name="T4">Laia:</text:span> Crear un sitio web a una fundación para niños con discapacidad físicas y </text:p>
      <text:p text:style-name="P10">cognitivas, en el cuál funcione como publicidad y como un apoyo caritativo hacia esta </text:p>
      <text:p text:style-name="P10">fundación. </text:p>
      <text:p text:style-name="P10"/>
      <text:p text:style-name="P10"><text:span text:style-name="T4">Ytzhak: </text:span>Crear un sitio web que beneficie a los programadores para tener información </text:p>
      <text:p text:style-name="P10">a la mano, acerca de cada lenguaje de programación, y a sí misma, que sea </text:p>
      <text:p text:style-name="P10">interactiva, dando links a cada autor y sus respectivas referencias, ayudando con las </text:p>
      <text:p text:style-name="P10">herramientas y los temas relacionados a ellas. </text:p>
      <text:p text:style-name="P10"/>
      <text:p text:style-name="P10"><text:span text:style-name="T4">Daniel:</text:span> Crear un sitio web que abarque el mercado de las personas fitness y veganas </text:p>
      <text:p text:style-name="P10">donde se vendan alimentos de ese tipo, filtrando los restaurantes. </text:p>
      <text:p text:style-name="P10"/>
      <text:p text:style-name="P10"><text:span text:style-name="T4">Brayan: </text:span>Crear un sitio web que apoye el deporte departamental publicitándolo. </text:p>
      <text:p text:style-name="P10">Tomando la pagina como foco, recibir donaciones, mostrando los resultados del </text:p>
      <text:p text:style-name="P10">equipo y el crecimiento del mismo. </text:p>
      <text:p text:style-name="P10"/>
      <text:p text:style-name="P10"><text:span text:style-name="T4">Daniel:</text:span> Crear un archivo web que se encargue de vender accesorios empresariales, </text:p>
      <text:p text:style-name="P10">tintas, impresoras, servicios de mantenimiento, accesorios de escritorios. </text:p>
      <text:p text:style-name="P10"/>
      <text:p text:style-name="P10"><text:span text:style-name="T4">Brayan:</text:span> Crear un sitio web para tatuadores, donde se puede encontrar información </text:p>
      <text:p text:style-name="P10">acerca de los tatuadores, teniendo en cuenta la ciudad, el estilo que se trabaja y el </text:p>
      <text:p text:style-name="P10">género para manejar mejor comodidad para diferentes tipos de clientes. <text:s/></text:p>
      <text:p text:style-name="P10"/>
      <text:p text:style-name="P10"><text:s/></text:p>
      <text:p text:style-name="P2">3. Objetivo del proyecto.</text:p>
      <text:p text:style-name="P2"><text:soft-page-break/></text:p>
      <text:p text:style-name="P3">InkMap: Directorios de tatuadores en tu ciudad. </text:p>
      <text:p text:style-name="P3"/>
      <text:p text:style-name="P2">Objetivos: </text:p>
      <text:p text:style-name="P10"/>
      <text:p text:style-name="P10">• Dar información de los tatuadores activos en la localidad, teniendo en </text:p>
      <text:p text:style-name="P10">cuenta las necesidades de cada usuario, direccionándolos al tatuador de </text:p>
      <text:p text:style-name="P10">su preferencia. </text:p>
      <text:p text:style-name="P10"/>
      <text:p text:style-name="P2">4. Tiempos y calendario del proyecto.</text:p>
      <text:p text:style-name="P2"/>
      <text:p text:style-name="P10"><text:span text:style-name="T4">Martes 5 de Noviembre del 2024: </text:span>Conformación del equipo y recolección de ideas. </text:p>
      <text:p text:style-name="P10"><text:span text:style-name="T4">Miércoles 6 de Noviembre – Jueves 7 de Noviembre del 2024:</text:span> Asignación de roles y </text:p>
      <text:p text:style-name="P10">recolección de información relevante. </text:p>
      <text:p text:style-name="P10"><text:span text:style-name="T4">Viernes 8 de Noviembre – Domingo 10 de Noviembre del 2024:</text:span> Inicios del diseño </text:p>
      <text:p text:style-name="P10">visual del sitio web. </text:p>
      <text:p text:style-name="P10"><text:span text:style-name="T4">Lunes 11 de Noviembre del 2024: </text:span>Creación de la presentación. </text:p>
      <text:p text:style-name="P10"><text:span text:style-name="T4">Martes 12 de Noviembre del 2024:</text:span> Presentación del sitio web. </text:p>
      <text:p text:style-name="P10"><text:s/></text:p>
      <text:p text:style-name="P2">5. Resultados Esperados. </text:p>
      <text:p text:style-name="P10">Crear un sitio web estable y responsivo, que facilite el acercamiento del usuario con </text:p>
      <text:p text:style-name="P10">los tatuadores locales, en el cuál haya un filtro que permita encontrar al artista según </text:p>
      <text:p text:style-name="P10">sus preferencias, teniendo en cuenta su portafolio, el estilo, género y experiencia. <text:s/></text:p>
      <text:p text:style-name="P10"/>
      <text:p text:style-name="P6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family="'Trebuchet MS'" style:font-family-generic="swiss" fo:font-size="12pt" fo:language="es" fo:country="ES" fo:font-weight="bold" officeooo:rsid="001b1e22" style:font-name-asian="Trebuchet MS1" style:font-family-asian="'Trebuchet MS'" style:font-family-generic-asian="system" style:font-pitch-asian="variable" style:font-size-asian="12pt" style:language-asian="en" style:country-asian="US" style:font-weight-asian="bold" style:font-name-complex="Trebuchet MS1" style:font-family-complex="'Trebuchet MS'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57:47.549143500</meta:creation-date>
    <dc:date>2024-11-12T16:58:28.549066982</dc:date>
    <meta:editing-duration>PT18M2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0" meta:word-count="421" meta:character-count="2701" meta:non-whitespace-character-count="2273"/>
  </office:meta>
</office:document-meta>
</file>